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1cm" fo:min-width="23.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965cm" fo:min-width="7.622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905cm" fo:min-width="14.6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6cm" fo:min-width="10.2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1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32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517cm" fo:min-width="5.3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3.431cm"/>
    </style:style>
    <style:style style:name="gr10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3cm" fo:min-width="14.877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533cm" fo:min-width="9.1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65cm" fo:min-width="7.6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37cm" fo:min-width="8.003cm"/>
    </style:style>
    <style:style style:name="gr15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svg:stroke-width="0.03cm" draw:marker-start-width="0.245cm" draw:marker-end-width="0.245cm" draw:fill="solid" draw:fill-color="#66ffff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3.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2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603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72cm" fo:min-width="9.248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72cm" fo:min-width="6.75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5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72cm" fo:min-width="9.29cm"/>
    </style:style>
    <style:style style:name="gr25" style:family="graphic" style:parent-style-name="standard">
      <style:graphic-properties draw:stroke="none" draw:fill="none" fo:min-height="7.5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4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45cm" fo:min-width="6.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1.6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67cm"/>
    </style:style>
    <style:style style:name="gr31" style:family="graphic" style:parent-style-name="standard">
      <style:graphic-properties draw:stroke="solid" svg:stroke-color="#000000" draw:fill="none" fo:min-height="1.44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9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31cm"/>
    </style:style>
    <style:style style:name="gr35" style:family="graphic" style:parent-style-name="standard">
      <style:graphic-properties svg:stroke-width="0.07cm" svg:stroke-color="#ff3333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5.5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29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081cm" fo:min-width="23.926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081cm" fo:min-width="24.1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0.0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8cm" fo:min-width="24.8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style:font-name="Liberation Mono"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ff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text-properties style:font-name="Liberation Mono" fo:font-size="18pt"/>
    </style:style>
    <style:style style:name="P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color="#c5000b" fo:font-size="18pt" fo:font-weight="bold" style:font-weight-asian="bold" style:font-weight-complex="bold"/>
    </style:style>
    <style:style style:name="T5" style:family="text">
      <style:text-properties fo:color="#000000" fo:font-size="18pt" fo:font-weight="bold" style:font-weight-asian="bold" style:font-weight-complex="bold"/>
    </style:style>
    <style:style style:name="T6" style:family="text">
      <style:text-properties fo:color="#000000" fo:font-size="18pt" fo:font-weight="normal" style:font-weight-asian="normal" style:font-weight-complex="normal"/>
    </style:style>
    <style:style style:name="T7" style:family="text">
      <style:text-properties style:font-name="Liberation Mono" fo:font-size="18pt"/>
    </style:style>
    <style:style style:name="T8" style:family="text">
      <style:text-properties fo:color="#c5000b" fo:font-size="18pt" fo:font-weight="normal" style:font-weight-asian="normal" style:font-weight-complex="normal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Liberation Mono"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fo:color="#c5000b" style:font-name="Liberation Sans Narrow" fo:font-size="18pt"/>
    </style:style>
    <style:style style:name="T15" style:family="text">
      <style:text-properties style:font-name="Liberation Sans Narrow" fo:font-size="18pt"/>
    </style:style>
    <style:style style:name="T16" style:family="text">
      <style:text-properties fo:color="#c5000b" style:font-name="Liberation Mono" fo:font-size="18pt"/>
    </style:style>
    <style:style style:name="T17" style:family="text">
      <style:text-properties fo:color="#c5000b" fo:font-size="18pt"/>
    </style:style>
    <style:style style:name="T18" style:family="text">
      <style:text-properties fo:color="#c5000b" fo:font-size="6pt" fo:font-weight="normal" style:font-size-asian="6pt" style:font-weight-asian="normal" style:font-size-complex="6pt" style:font-weight-complex="normal"/>
    </style:style>
    <style:style style:name="T19" style:family="text">
      <style:text-properties style:font-name="Courier 10 Pitch" fo:font-size="18pt" fo:font-weight="bold" style:font-weight-asian="bold" style:font-weight-complex="bold"/>
    </style:style>
    <style:style style:name="T20" style:family="text">
      <style:text-properties style:font-name="Courier 10 Pitch" fo:font-size="18pt"/>
    </style:style>
    <style:style style:name="T21" style:family="text">
      <style:text-properties fo:color="#000000" style:font-name="Liberation Mono" fo:font-size="18pt"/>
    </style:style>
    <style:style style:name="T22" style:family="text">
      <style:text-properties fo:font-size="18pt" fo:text-shadow="1pt 1pt" fo:font-weight="bold" style:font-weight-asian="bold" style:font-weight-complex="bold"/>
    </style:style>
    <style:style style:name="T23" style:family="text">
      <style:text-properties fo:color="#c5000b"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76cm" svg:height="9.651cm" svg:x="2cm" svg:y="2.6cm">
          <draw:text-box>
            <text:p><text:span text:style-name="T1">Inheritance</text:span></text:p>
            <text:p><text:span text:style-name="T2"/></text:p>
            <text:p><text:span text:style-name="T2">In Object Oriented </text:span><text:span text:style-name="T2">Programming,</text:span></text:p>
            <text:p><text:span text:style-name="T2"><text:s text:c="3"/></text:span><text:span text:style-name="T2">we</text:span><text:span text:style-name="T3"> know that the user of a </text:span><text:span text:style-name="T3">class can use the functionalities </text:span><text:span text:style-name="T3">of the class</text:span></text:p>
            <text:p><text:span text:style-name="T3"><text:s text:c="3"/></text:span><text:span text:style-name="T3">without knowing / bothering </text:span><text:span text:style-name="T3">about the implementation.</text:span></text:p>
            <text:p><text:span text:style-name="T3"/></text:p>
            <text:p><text:span text:style-name="T3">OOP also provides a </text:span><text:span text:style-name="T3">mechanism so that,</text:span></text:p>
            <text:p><text:span text:style-name="T3"><text:s text:c="2"/></text:span><text:span text:style-name="T3">user can create his own class </text:span><text:span text:style-name="T3">which </text:span><text:span text:style-name="T4">inherits</text:span><text:span text:style-name="T3"> functionalities of </text:span><text:span text:style-name="T3">a pre-existing class</text:span></text:p>
            <text:p><text:span text:style-name="T3"><text:s text:c="3"/></text:span><text:span text:style-name="T3">without knowing / bothering </text:span><text:span text:style-name="T3">about the implementation of the </text:span><text:span text:style-name="T3">original class.</text:span></text:p>
            <text:p><text:span text:style-name="T3"/></text:p>
            <text:p><text:span text:style-name="T3">This is known as </text:span><text:span text:style-name="T4">inheritance</text:span><text:span text:style-name="T5">.</text:span></text:p>
            <text:p><text:span text:style-name="T6">The pre-existing class is called </text:span><text:span text:style-name="T4">base-class</text:span><text:span text:style-name="T6">.</text:span></text:p>
            <text:p><text:span text:style-name="T6">The newly created class is </text:span><text:span text:style-name="T6">called the </text:span><text:span text:style-name="T4">derived class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8.122cm" svg:height="8.215cm" svg:x="0.901cm" svg:y="4.6cm">
          <draw:text-box>
            <text:p><text:span text:style-name="T7">class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unc1(int);</text:span></text:p>
            <text:p><text:span text:style-name="T7"><text:s text:c="2"/></text:span><text:span text:style-name="T7">int func2(void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...</text:span></text:p>
            <text:p><text:span text:style-name="T7"><text:s text:c="2"/></text:span><text:span text:style-name="T7">void func20(void);</text:span></text:p>
            <text:p><text:span text:style-name="T7"><text:s text:c="2"/></text:span><text:span text:style-name="T7">private:</text:span></text:p>
            <text:p><text:span text:style-name="T7"><text:s text:c="2"/></text:span><text:span text:style-name="T7">...</text:span></text:p>
            <text:p><text:span text:style-name="T7">};</text:span></text:p>
          </draw:text-box>
        </draw:frame>
        <draw:frame draw:style-name="gr4" draw:text-style-name="P1" draw:layer="layout" svg:width="15.103cm" svg:height="3.155cm" svg:x="12.6cm" svg:y="0.6cm">
          <draw:text-box>
            <text:p><text:span text:style-name="T8">B.h gives only the declarations </text:span><text:span text:style-name="T8">of member functions</text:span></text:p>
            <text:p><text:span text:style-name="T3"/></text:p>
            <text:p><text:span text:style-name="T3">We do not know anything about </text:span><text:span text:style-name="T3">the implementation</text:span></text:p>
            <text:p><text:span text:style-name="T3">of the member functions </text:span><text:span text:style-name="T7">func1() ... func20()</text:span></text:p>
          </draw:text-box>
        </draw:frame>
        <draw:frame draw:style-name="gr5" draw:text-style-name="P1" draw:layer="layout" svg:width="10.717cm" svg:height="2.626cm" svg:x="0.9cm" svg:y="1cm">
          <draw:text-box>
            <text:p><text:span text:style-name="T3">Suppose we already have a </text:span><text:span text:style-name="T3">class B </text:span></text:p>
            <text:p><text:span text:style-name="T3">with 20 public member </text:span><text:span text:style-name="T3">functions.</text:span></text:p>
            <text:p><text:span text:style-name="T9"/></text:p>
            <text:p><text:span text:style-name="T3">class B is defined inside header </text:span><text:span text:style-name="T3">B.h</text:span></text:p>
          </draw:text-box>
        </draw:frame>
        <draw:frame draw:style-name="gr6" draw:text-style-name="P3" draw:layer="layout" svg:width="1.645cm" svg:height="0.975cm" svg:x="0.6cm" svg:y="3.8cm">
          <draw:text-box>
            <text:p><text:span text:style-name="T10">B.h</text:span></text:p>
          </draw:text-box>
        </draw:frame>
        <draw:frame draw:style-name="gr7" draw:text-style-name="P1" draw:layer="layout" svg:width="14.332cm" svg:height="1.673cm" svg:x="12.5cm" svg:y="4.1cm">
          <draw:text-box>
            <text:p><text:span text:style-name="T3">We can still use the class by </text:span><text:span text:style-name="T11">including the header</text:span></text:p>
            <text:p><text:span text:style-name="T3">and </text:span><text:span text:style-name="T11">creating object</text:span><text:span text:style-name="T3">.</text:span></text:p>
          </draw:text-box>
        </draw:frame>
        <draw:frame draw:style-name="gr8" draw:text-style-name="P1" draw:layer="layout" svg:width="5.836cm" svg:height="6.767cm" svg:x="12.902cm" svg:y="6.501cm">
          <draw:text-box>
            <text:p><text:span text:style-name="T7">#include "B.h"</text:span></text:p>
            <text:p><text:span text:style-name="T7">int main()</text:span></text:p>
            <text:p><text:span text:style-name="T7">{</text:span></text:p>
            <text:p><text:span text:style-name="T7"><text:s text:c="2"/></text:span><text:span text:style-name="T7">B t;</text:span></text:p>
            <text:p><text:span text:style-name="T7"><text:s text:c="2"/></text:span><text:span text:style-name="T7">t.func1(5);</text:span></text:p>
            <text:p><text:span text:style-name="T7"><text:s text:c="2"/></text:span><text:span text:style-name="T7">t.func2(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t.func20();</text:span></text:p>
            <text:p><text:span text:style-name="T7">};</text:span></text:p>
          </draw:text-box>
        </draw:frame>
        <draw:frame draw:style-name="gr9" draw:text-style-name="P3" draw:layer="layout" svg:width="3.931cm" svg:height="0.975cm" svg:x="12.601cm" svg:y="5.701cm">
          <draw:text-box>
            <text:p><text:span text:style-name="T10">TestB.cp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8.122cm" svg:height="8.215cm" svg:x="0.902cm" svg:y="4.6cm">
          <draw:text-box>
            <text:p><text:span text:style-name="T7">class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unc1(int);</text:span></text:p>
            <text:p><text:span text:style-name="T7"><text:s text:c="2"/></text:span><text:span text:style-name="T7">int func2(void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...</text:span></text:p>
            <text:p><text:span text:style-name="T7"><text:s text:c="2"/></text:span><text:span text:style-name="T7">void func20(void);</text:span></text:p>
            <text:p><text:span text:style-name="T7"><text:s text:c="2"/></text:span><text:span text:style-name="T7">private:</text:span></text:p>
            <text:p><text:span text:style-name="T7"><text:s text:c="2"/></text:span><text:span text:style-name="T7">...</text:span></text:p>
            <text:p><text:span text:style-name="T7">};</text:span></text:p>
          </draw:text-box>
        </draw:frame>
        <draw:frame draw:style-name="gr4" draw:text-style-name="P1" draw:layer="layout" svg:width="15.103cm" svg:height="3.155cm" svg:x="12.601cm" svg:y="0.6cm">
          <draw:text-box>
            <text:p><text:span text:style-name="T8">B.h gives only the declarations </text:span><text:span text:style-name="T8">of member functions</text:span></text:p>
            <text:p><text:span text:style-name="T3"/></text:p>
            <text:p><text:span text:style-name="T3">We do not know anything about </text:span><text:span text:style-name="T3">the implementation</text:span></text:p>
            <text:p><text:span text:style-name="T3">of the member functions </text:span><text:span text:style-name="T7">func1() ... func20()</text:span></text:p>
          </draw:text-box>
        </draw:frame>
        <draw:frame draw:style-name="gr5" draw:text-style-name="P1" draw:layer="layout" svg:width="10.717cm" svg:height="2.626cm" svg:x="0.901cm" svg:y="1cm">
          <draw:text-box>
            <text:p><text:span text:style-name="T3">Suppose we already have a </text:span><text:span text:style-name="T3">class B </text:span></text:p>
            <text:p><text:span text:style-name="T3">with 20 public member </text:span><text:span text:style-name="T3">functions.</text:span></text:p>
            <text:p><text:span text:style-name="T9"/></text:p>
            <text:p><text:span text:style-name="T3">class B is defined inside header </text:span><text:span text:style-name="T3">B.h</text:span></text:p>
          </draw:text-box>
        </draw:frame>
        <draw:frame draw:style-name="gr6" draw:text-style-name="P3" draw:layer="layout" svg:width="1.645cm" svg:height="0.975cm" svg:x="0.601cm" svg:y="3.8cm">
          <draw:text-box>
            <text:p><text:span text:style-name="T10">B.h</text:span></text:p>
          </draw:text-box>
        </draw:frame>
        <draw:frame draw:style-name="gr7" draw:text-style-name="P1" draw:layer="layout" svg:width="14.332cm" svg:height="1.673cm" svg:x="12.501cm" svg:y="4.1cm">
          <draw:text-box>
            <text:p><text:span text:style-name="T3">We can still use the class by </text:span><text:span text:style-name="T11">including the header</text:span></text:p>
            <text:p><text:span text:style-name="T3">and </text:span><text:span text:style-name="T11">creating object</text:span><text:span text:style-name="T3">.</text:span></text:p>
          </draw:text-box>
        </draw:frame>
        <draw:frame draw:style-name="gr8" draw:text-style-name="P1" draw:layer="layout" svg:width="5.836cm" svg:height="6.767cm" svg:x="12.903cm" svg:y="6.501cm">
          <draw:text-box>
            <text:p><text:span text:style-name="T7">#include "B.h"</text:span></text:p>
            <text:p><text:span text:style-name="T7">int main()</text:span></text:p>
            <text:p><text:span text:style-name="T7">{</text:span></text:p>
            <text:p><text:span text:style-name="T7"><text:s text:c="2"/></text:span><text:span text:style-name="T7">B t;</text:span></text:p>
            <text:p><text:span text:style-name="T7"><text:s text:c="2"/></text:span><text:span text:style-name="T7">t.func1(5);</text:span></text:p>
            <text:p><text:span text:style-name="T7"><text:s text:c="2"/></text:span><text:span text:style-name="T7">t.func2(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t.func20();</text:span></text:p>
            <text:p><text:span text:style-name="T7">};</text:span></text:p>
          </draw:text-box>
        </draw:frame>
        <draw:frame draw:style-name="gr9" draw:text-style-name="P3" draw:layer="layout" svg:width="3.931cm" svg:height="0.975cm" svg:x="12.602cm" svg:y="5.701cm">
          <draw:text-box>
            <text:p><text:span text:style-name="T10">TestB.cpp</text:span></text:p>
          </draw:text-box>
        </draw:frame>
        <draw:line draw:style-name="gr10" draw:text-style-name="P4" draw:layer="layout" svg:x1="0.8cm" svg:y1="13.6cm" svg:x2="27.2cm" svg:y2="13.6cm">
          <text:p/>
        </draw:line>
        <draw:frame draw:style-name="gr11" draw:text-style-name="P1" draw:layer="layout" svg:width="15.377cm" svg:height="5.243cm" svg:x="0.4cm" svg:y="13.8cm">
          <draw:text-box>
            <text:p><text:span text:style-name="T12">Now we want to create a new </text:span><text:span text:style-name="T12">class D s.t.</text:span></text:p>
            <text:p><text:span text:style-name="T13"/></text:p>
            <text:list text:style-name="L1">
              <text:list-item>
                <text:p><text:span text:style-name="T3">D also has the member </text:span><text:span text:style-name="T3">functions func1()...func20()</text:span></text:p>
              </text:list-item>
            </text:list>
            <text:p><text:span text:style-name="T9"/></text:p>
            <text:list text:continue-numbering="true" text:style-name="L1">
              <text:list-item>
                <text:p><text:span text:style-name="T3">Additionally, D has another </text:span><text:span text:style-name="T3">member function foo()</text:span></text:p>
              </text:list-item>
            </text:list>
            <text:p><text:span text:style-name="T3"><text:s text:c="3"/></text:span><text:span text:style-name="T3">(we shall define foo() </text:span><text:span text:style-name="T3">ourselves)</text:span></text:p>
            <text:p><text:span text:style-name="T9"/></text:p>
            <text:list text:continue-numbering="true" text:style-name="L1">
              <text:list-item>
                <text:p><text:span text:style-name="T3">We shall use class D by </text:span><text:span text:style-name="T3">creating objects and</text:span></text:p>
              </text:list-item>
            </text:list>
            <text:p><text:span text:style-name="T3"><text:s text:c="3"/></text:span><text:span text:style-name="T3">calling the member functions <text:s/></text:span></text:p>
          </draw:text-box>
        </draw:frame>
        <draw:frame draw:style-name="gr12" draw:text-style-name="P1" draw:layer="layout" svg:width="9.646cm" svg:height="6.783cm" svg:x="17.403cm" svg:y="13.902cm">
          <draw:text-box>
            <text:p><text:span text:style-name="T14">&lt;definition of class D&gt;</text:span></text:p>
            <text:p><text:span text:style-name="T14">&lt;definition of D::foo() &gt;</text:span></text:p>
            <text:p><text:span text:style-name="T7">int main()</text:span></text:p>
            <text:p><text:span text:style-name="T7">{</text:span></text:p>
            <text:p><text:span text:style-name="T7"><text:s text:c="2"/></text:span><text:span text:style-name="T7">D x;</text:span></text:p>
            <text:p><text:span text:style-name="T7"><text:s text:c="2"/></text:span><text:span text:style-name="T7">x.func1(5); x.func2(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x.foo();</text:span></text:p>
            <text:p><text:span text:style-name="T7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" draw:layer="layout" svg:width="8.122cm" svg:height="16.315cm" svg:x="19.002cm" svg:y="1.601cm">
          <draw:text-box>
            <text:p><text:span text:style-name="T7">class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unc1(int);</text:span></text:p>
            <text:p><text:span text:style-name="T7"><text:s text:c="2"/></text:span><text:span text:style-name="T7">int func2(void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...</text:span></text:p>
            <text:p><text:span text:style-name="T7"><text:s text:c="2"/></text:span><text:span text:style-name="T7">void func20(void);</text:span></text:p>
            <text:p><text:span text:style-name="T7"><text:s text:c="2"/></text:span><text:span text:style-name="T7">private:</text:span></text:p>
            <text:p><text:span text:style-name="T7"><text:s text:c="2"/></text:span><text:span text:style-name="T7">...</text:span></text:p>
            <text:p><text:span text:style-name="T7">};</text:span></text:p>
            <text:p><text:span text:style-name="T7"/></text:p>
            <text:p><text:span text:style-name="T7">void B::func1(int i)</text:span></text:p>
            <text:p><text:span text:style-name="T7">{</text:span></text:p>
            <text:p><text:span text:style-name="T7"><text:s text:c="2"/></text:span><text:span text:style-name="T15">&lt;implementation of func1&gt;</text:span></text:p>
            <text:p><text:span text:style-name="T7">}</text:span></text:p>
            <text:p><text:span text:style-name="T7">..............</text:span></text:p>
            <text:p><text:span text:style-name="T7">..............</text:span></text:p>
            <text:p><text:span text:style-name="T7">void B::func20(void)</text:span></text:p>
            <text:p><text:span text:style-name="T7">{</text:span></text:p>
            <text:p><text:span text:style-name="T7"><text:s text:c="2"/></text:span><text:span text:style-name="T15">&lt;implementation of func20&gt;</text:span></text:p>
            <text:p><text:span text:style-name="T7">}</text:span></text:p>
          </draw:text-box>
        </draw:frame>
        <draw:frame draw:style-name="gr14" draw:text-style-name="P1" draw:layer="layout" svg:width="8.503cm" svg:height="18.487cm" svg:x="1.002cm" svg:y="1.602cm">
          <draw:text-box>
            <text:p><text:span text:style-name="T7">class D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unc1(int);</text:span></text:p>
            <text:p><text:span text:style-name="T7"><text:s text:c="2"/></text:span><text:span text:style-name="T7">int func2(void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...</text:span></text:p>
            <text:p><text:span text:style-name="T7"><text:s text:c="2"/></text:span><text:span text:style-name="T7">void func20(void); </text:span></text:p>
            <text:p><text:span text:style-name="T7"><text:s text:c="2"/></text:span></text:p>
            <text:p><text:span text:style-name="T7"><text:s text:c="2"/></text:span><text:span text:style-name="T16">void foo(void)</text:span></text:p>
            <text:p><text:span text:style-name="T7">};</text:span></text:p>
            <text:p><text:span text:style-name="T7"/></text:p>
            <text:p><text:span text:style-name="T7">void D::func1(int i)</text:span></text:p>
            <text:p><text:span text:style-name="T7">{</text:span></text:p>
            <text:p><text:span text:style-name="T7"><text:s text:c="2"/></text:span><text:span text:style-name="T15">&lt;implementation of func1&gt;</text:span></text:p>
            <text:p><text:span text:style-name="T7">}</text:span></text:p>
            <text:p><text:span text:style-name="T7">..............</text:span></text:p>
            <text:p><text:span text:style-name="T7">..............</text:span></text:p>
            <text:p><text:span text:style-name="T7">void D::func20(void)</text:span></text:p>
            <text:p><text:span text:style-name="T7">{</text:span></text:p>
            <text:p><text:span text:style-name="T7"><text:s text:c="2"/></text:span><text:span text:style-name="T15">&lt;implementation of func20&gt;</text:span></text:p>
            <text:p><text:span text:style-name="T7">}</text:span></text:p>
            <text:p><text:span text:style-name="T7"/></text:p>
            <text:p><text:span text:style-name="T16">void D::foo(void)</text:span></text:p>
            <text:p><text:span text:style-name="T16">{ cout&lt;&lt;"hello"; }</text:span></text:p>
          </draw:text-box>
        </draw:frame>
        <draw:custom-shape draw:style-name="gr15" draw:text-style-name="P4" draw:layer="layout" svg:width="0.4cm" svg:height="3.6cm" svg:x="19.4cm" svg:y="3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4" draw:layer="layout" svg:width="0.524cm" svg:height="3.8cm" svg:x="8.7cm" svg:y="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6" draw:layer="layout" svg:width="4cm" svg:height="1.4cm" svg:x="12.2cm" svg:y="4.8cm">
          <text:p text:style-name="P5"><text:span text:style-name="T3">Co</text:span><text:span text:style-name="T3">py</text:span><text:span text:style-name="T3">-</text:span><text:span text:style-name="T3">Pa</text:span><text:span text:style-name="T3">ste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9.002cm" svg:y1="5.6cm" svg:x2="16.2cm" svg:y2="5.6cm">
          <text:p/>
        </draw:line>
        <draw:line draw:style-name="gr17" draw:text-style-name="P4" draw:layer="layout" svg:x1="12.2cm" svg:y1="5.6cm" svg:x2="9.8cm" svg:y2="5.6cm">
          <text:p/>
        </draw:line>
        <draw:custom-shape draw:style-name="gr16" draw:text-style-name="P6" draw:layer="layout" svg:width="4cm" svg:height="1.4cm" svg:x="12.208cm" svg:y="11.4cm">
          <text:p text:style-name="P5"><text:span text:style-name="T3">C</text:span><text:span text:style-name="T3">op</text:span><text:span text:style-name="T3">y-</text:span><text:span text:style-name="T3">P</text:span><text:span text:style-name="T3">as</text:span><text:span text:style-name="T3">te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9.8cm" svg:y1="12.2cm" svg:x2="16.208cm" svg:y2="12.2cm">
          <text:p/>
        </draw:line>
        <draw:line draw:style-name="gr17" draw:text-style-name="P4" draw:layer="layout" svg:x1="12.208cm" svg:y1="12.2cm" svg:x2="8.4cm" svg:y2="12.2cm">
          <text:p/>
        </draw:line>
        <draw:custom-shape draw:style-name="gr16" draw:text-style-name="P6" draw:layer="layout" svg:width="4cm" svg:height="1.4cm" svg:x="12.216cm" svg:y="15.9cm">
          <text:p text:style-name="P5"><text:span text:style-name="T3">Co</text:span><text:span text:style-name="T3">py</text:span><text:span text:style-name="T3">-</text:span><text:span text:style-name="T3">Pa</text:span><text:span text:style-name="T3">ste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9.8cm" svg:y1="16.7cm" svg:x2="16.216cm" svg:y2="16.7cm">
          <text:p/>
        </draw:line>
        <draw:line draw:style-name="gr17" draw:text-style-name="P4" draw:layer="layout" svg:x1="12.216cm" svg:y1="16.7cm" svg:x2="8.6cm" svg:y2="16.7cm">
          <text:p/>
        </draw:line>
        <draw:frame draw:style-name="gr18" draw:text-style-name="P7" draw:layer="layout" svg:width="3.55cm" svg:height="1.699cm" svg:x="12.4cm" svg:y="13.4cm">
          <draw:text-box>
            <text:p><text:span text:style-name="T7">........</text:span></text:p>
            <text:p><text:span text:style-name="T7">........</text:span></text:p>
          </draw:text-box>
        </draw:frame>
        <draw:frame draw:style-name="gr19" draw:text-style-name="P8" draw:layer="layout" svg:width="10.116cm" svg:height="0.962cm" svg:x="8.1cm" svg:y="0.3cm">
          <draw:text-box>
            <text:p><text:span text:style-name="T11">A crude solution (DO NOT do </text:span><text:span text:style-name="T11">thi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0" draw:text-style-name="P1" draw:layer="layout" svg:width="6.103cm" svg:height="0.962cm" svg:x="0.8cm" svg:y="1.175cm">
          <draw:text-box>
            <text:p><text:span text:style-name="T3">Definition of class D</text:span></text:p>
          </draw:text-box>
        </draw:frame>
        <draw:frame draw:style-name="gr21" draw:text-style-name="P1" draw:layer="layout" svg:width="9.748cm" svg:height="1.022cm" svg:x="0.801cm" svg:y="2.875cm">
          <draw:text-box>
            <text:p><text:span text:style-name="T3">Definition of <text:s/></text:span><text:span text:style-name="T7">D::func1()</text:span><text:span text:style-name="T3"> .. </text:span><text:span text:style-name="T3">etc.</text:span></text:p>
          </draw:text-box>
        </draw:frame>
        <draw:frame draw:style-name="gr22" draw:text-style-name="P1" draw:layer="layout" svg:width="7.25cm" svg:height="1.022cm" svg:x="0.801cm" svg:y="4.475cm">
          <draw:text-box>
            <text:p><text:span text:style-name="T3">Definition of <text:s/></text:span><text:span text:style-name="T7">D::foo()</text:span></text:p>
          </draw:text-box>
        </draw:frame>
        <draw:frame draw:style-name="gr23" draw:text-style-name="P1" draw:layer="layout" svg:width="6.069cm" svg:height="0.962cm" svg:x="17.701cm" svg:y="1.175cm">
          <draw:text-box>
            <text:p><text:span text:style-name="T3">Definition of class B</text:span></text:p>
          </draw:text-box>
        </draw:frame>
        <draw:frame draw:style-name="gr24" draw:text-style-name="P1" draw:layer="layout" svg:width="9.79cm" svg:height="1.022cm" svg:x="17.702cm" svg:y="2.875cm">
          <draw:text-box>
            <text:p><text:span text:style-name="T3">Definition of <text:s/>B</text:span><text:span text:style-name="T7">::func1()</text:span><text:span text:style-name="T3"> .. </text:span><text:span text:style-name="T3">etc.</text:span></text:p>
          </draw:text-box>
        </draw:frame>
        <draw:custom-shape draw:style-name="gr16" draw:text-style-name="P6" draw:layer="layout" svg:width="3.408cm" svg:height="1.1cm" svg:x="12.5cm" svg:y="1.1cm">
          <text:p text:style-name="P5"><text:span text:style-name="T3">C</text:span><text:span text:style-name="T3">op</text:span><text:span text:style-name="T3">y-</text:span><text:span text:style-name="T3">P</text:span><text:span text:style-name="T3">as</text:span><text:span text:style-name="T3">te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7.7cm" svg:y1="1.7cm" svg:x2="16cm" svg:y2="1.7cm">
          <text:p/>
        </draw:line>
        <draw:line draw:style-name="gr17" draw:text-style-name="P4" draw:layer="layout" svg:x1="12.5cm" svg:y1="1.8cm" svg:x2="7cm" svg:y2="1.8cm">
          <text:p/>
        </draw:line>
        <draw:custom-shape draw:style-name="gr16" draw:text-style-name="P6" draw:layer="layout" svg:width="3.416cm" svg:height="1.1cm" svg:x="12.5cm" svg:y="2.8cm">
          <text:p text:style-name="P5"><text:span text:style-name="T3">Copy</text:span><text:span text:style-name="T3">-</text:span><text:span text:style-name="T3">Past</text:span><text:span text:style-name="T3">e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7.602cm" svg:y1="3.4cm" svg:x2="15.916cm" svg:y2="3.4cm">
          <text:p/>
        </draw:line>
        <draw:line draw:style-name="gr17" draw:text-style-name="P4" draw:layer="layout" svg:x1="12.416cm" svg:y1="3.4cm" svg:x2="10.7cm" svg:y2="3.4cm">
          <text:p/>
        </draw:line>
        <draw:frame draw:style-name="gr25" draw:text-style-name="P9" draw:layer="layout" svg:width="26.472cm" svg:height="7.845cm" svg:x="0.328cm" svg:y="7.223cm">
          <draw:text-box>
            <text:p><text:span text:style-name="T12">Problem 1:</text:span></text:p>
            <text:p><text:span text:style-name="T9"/></text:p>
            <text:p><text:span text:style-name="T3">Source code for B::func1() etc. </text:span><text:span text:style-name="T3">may not be available.</text:span></text:p>
            <text:p><text:span text:style-name="T3">It could be proprietary and may </text:span><text:span text:style-name="T3">come as a precompiled binary </text:span><text:span text:style-name="T3">file.</text:span></text:p>
            <text:p><text:span text:style-name="T3">Developer of class B may not </text:span><text:span text:style-name="T3">allow you to know the actual </text:span><text:span text:style-name="T3">implementation.</text:span></text:p>
            <text:p><text:span text:style-name="T3"/></text:p>
            <text:p><text:span text:style-name="T3">Even when you have access to </text:span><text:span text:style-name="T3">the code,</text:span></text:p>
            <text:p><text:span text:style-name="T3"/></text:p>
            <text:p><text:span text:style-name="T12">Problem 2:</text:span></text:p>
            <text:p><text:span text:style-name="T9"/></text:p>
            <text:p><text:span text:style-name="T3">Either you need to understand </text:span><text:span text:style-name="T3">how those functions work,</text:span></text:p>
            <text:p><text:span text:style-name="T3"><text:s text:c="6"/></text:span><text:span text:style-name="T3">or you have a chunk of </text:span><text:span text:style-name="T3">code in your own program and </text:span><text:span text:style-name="T3">you have no idea what it is </text:span><text:span text:style-name="T3">doing. </text:span></text:p>
          </draw:text-box>
        </draw:frame>
        <draw:frame draw:style-name="gr26" draw:text-style-name="P1" draw:layer="layout" svg:width="23.756cm" svg:height="0.962cm" svg:x="0.8cm" svg:y="16.6cm">
          <draw:text-box>
            <text:p><text:span text:style-name="T12">A better solution:</text:span><text:span text:style-name="T3"> </text:span><text:span text:style-name="T17">Derive</text:span><text:span text:style-name="T3"> a </text:span><text:span text:style-name="T3">class D from the </text:span><text:span text:style-name="T17">base class</text:span><text:span text:style-name="T3"> B </text:span><text:span text:style-name="T3">and </text:span><text:span text:style-name="T17">inherit</text:span><text:span text:style-name="T3"> its membe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8.122cm" svg:height="8.215cm" svg:x="1.003cm" svg:y="2.601cm">
          <draw:text-box>
            <text:p><text:span text:style-name="T7">class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unc1(int);</text:span></text:p>
            <text:p><text:span text:style-name="T7"><text:s text:c="2"/></text:span><text:span text:style-name="T7">int func2(void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...</text:span></text:p>
            <text:p><text:span text:style-name="T7"><text:s text:c="2"/></text:span><text:span text:style-name="T7">void func20(void);</text:span></text:p>
            <text:p><text:span text:style-name="T7"><text:s text:c="2"/></text:span><text:span text:style-name="T7">private:</text:span></text:p>
            <text:p><text:span text:style-name="T7"><text:s text:c="2"/></text:span><text:span text:style-name="T7">...</text:span></text:p>
            <text:p><text:span text:style-name="T7">};</text:span></text:p>
          </draw:text-box>
        </draw:frame>
        <draw:frame draw:style-name="gr27" draw:text-style-name="P1" draw:layer="layout" svg:width="5.434cm" svg:height="1.673cm" svg:x="0.702cm" svg:y="0.201cm">
          <draw:text-box>
            <text:p><text:span text:style-name="T3">class B is defined</text:span></text:p>
            <text:p><text:span text:style-name="T3">inside header B.h</text:span></text:p>
          </draw:text-box>
        </draw:frame>
        <draw:frame draw:style-name="gr6" draw:text-style-name="P3" draw:layer="layout" svg:width="1.645cm" svg:height="0.975cm" svg:x="0.702cm" svg:y="1.801cm">
          <draw:text-box>
            <text:p><text:span text:style-name="T10">B.h</text:span></text:p>
          </draw:text-box>
        </draw:frame>
        <draw:frame draw:style-name="gr28" draw:text-style-name="P1" draw:layer="layout" svg:width="7.36cm" svg:height="4.595cm" svg:x="11.503cm" svg:y="2.601cm">
          <draw:text-box>
            <text:p><text:span text:style-name="T16">#include "B.h"</text:span></text:p>
            <text:p><text:span text:style-name="T7">class D : public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oo(void);</text:span></text:p>
            <text:p><text:span text:style-name="T7">};</text:span></text:p>
          </draw:text-box>
        </draw:frame>
        <draw:frame draw:style-name="gr29" draw:text-style-name="P1" draw:layer="layout" svg:width="22.122cm" svg:height="1.204cm" svg:x="3.501cm" svg:y="19.201cm">
          <draw:text-box>
            <text:p><text:span text:style-name="T18"/></text:p>
            <text:p><text:span text:style-name="T8">We do not need to know </text:span><text:span text:style-name="T8">anything about the </text:span><text:span text:style-name="T8">implementation of the base </text:span><text:span text:style-name="T8">class</text:span></text:p>
          </draw:text-box>
        </draw:frame>
        <draw:frame draw:style-name="gr8" draw:text-style-name="P1" draw:layer="layout" svg:width="5.836cm" svg:height="6.767cm" svg:x="21.303cm" svg:y="2.703cm">
          <draw:text-box>
            <text:p><text:span text:style-name="T16">#include "D.h"</text:span></text:p>
            <text:p><text:span text:style-name="T7">int main()</text:span></text:p>
            <text:p><text:span text:style-name="T7">{</text:span></text:p>
            <text:p><text:span text:style-name="T7"><text:s text:c="2"/></text:span><text:span text:style-name="T7">D x;</text:span></text:p>
            <text:p><text:span text:style-name="T7"><text:s text:c="2"/></text:span><text:span text:style-name="T7">x.func1(5);</text:span></text:p>
            <text:p><text:span text:style-name="T7"><text:s text:c="2"/></text:span><text:span text:style-name="T7">x.func2(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x.foo();</text:span></text:p>
            <text:p><text:span text:style-name="T7">};</text:span></text:p>
          </draw:text-box>
        </draw:frame>
        <draw:frame draw:style-name="gr30" draw:text-style-name="P1" draw:layer="layout" svg:width="8.067cm" svg:height="1.673cm" svg:x="11.2cm" svg:y="0.2cm">
          <draw:text-box>
            <text:p><text:span text:style-name="T3">We may define our class D</text:span></text:p>
            <text:p><text:span text:style-name="T3">as follows</text:span></text:p>
          </draw:text-box>
        </draw:frame>
        <draw:frame draw:style-name="gr6" draw:text-style-name="P3" draw:layer="layout" svg:width="1.645cm" svg:height="0.975cm" svg:x="11.203cm" svg:y="1.802cm">
          <draw:text-box>
            <text:p><text:span text:style-name="T10">D.h</text:span></text:p>
          </draw:text-box>
        </draw:frame>
        <draw:frame draw:style-name="gr31" draw:text-style-name="P9" draw:layer="layout" svg:width="7.363cm" svg:height="1.699cm" svg:x="11.337cm" svg:y="10.234cm">
          <draw:text-box>
            <text:p><text:span text:style-name="T7">void B::foo(void)</text:span></text:p>
            <text:p><text:span text:style-name="T7">{ cout&lt;&lt;"hello"; }</text:span></text:p>
          </draw:text-box>
        </draw:frame>
        <draw:frame draw:style-name="gr32" draw:text-style-name="P1" draw:layer="layout" svg:width="6.725cm" svg:height="1.673cm" svg:x="11.201cm" svg:y="7.701cm">
          <draw:text-box>
            <text:p><text:span text:style-name="T3">We need to define our</text:span></text:p>
            <text:p><text:span text:style-name="T3">own member foo()</text:span></text:p>
          </draw:text-box>
        </draw:frame>
        <draw:frame draw:style-name="gr33" draw:text-style-name="P3" draw:layer="layout" svg:width="2.407cm" svg:height="0.975cm" svg:x="11.204cm" svg:y="9.303cm">
          <draw:text-box>
            <text:p><text:span text:style-name="T10">D.cpp</text:span></text:p>
          </draw:text-box>
        </draw:frame>
        <draw:frame draw:style-name="gr34" draw:text-style-name="P1" draw:layer="layout" svg:width="6.031cm" svg:height="1.673cm" svg:x="21.2cm" svg:y="0.2cm">
          <draw:text-box>
            <text:p><text:span text:style-name="T3">Finally we can use</text:span></text:p>
            <text:p><text:span text:style-name="T3">class D as intend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8.122cm" svg:height="8.215cm" svg:x="1.003cm" svg:y="2.601cm">
          <draw:text-box>
            <text:p><text:span text:style-name="T7">class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unc1(int);</text:span></text:p>
            <text:p><text:span text:style-name="T7"><text:s text:c="2"/></text:span><text:span text:style-name="T7">int func2(void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...</text:span></text:p>
            <text:p><text:span text:style-name="T7"><text:s text:c="2"/></text:span><text:span text:style-name="T7">void func20(void);</text:span></text:p>
            <text:p><text:span text:style-name="T7"><text:s text:c="2"/></text:span><text:span text:style-name="T7">private:</text:span></text:p>
            <text:p><text:span text:style-name="T7"><text:s text:c="2"/></text:span><text:span text:style-name="T7">...</text:span></text:p>
            <text:p><text:span text:style-name="T7">};</text:span></text:p>
          </draw:text-box>
        </draw:frame>
        <draw:frame draw:style-name="gr27" draw:text-style-name="P1" draw:layer="layout" svg:width="5.434cm" svg:height="1.673cm" svg:x="0.702cm" svg:y="0.201cm">
          <draw:text-box>
            <text:p><text:span text:style-name="T3">class B is defined</text:span></text:p>
            <text:p><text:span text:style-name="T3">inside header B.h</text:span></text:p>
          </draw:text-box>
        </draw:frame>
        <draw:frame draw:style-name="gr6" draw:text-style-name="P3" draw:layer="layout" svg:width="1.645cm" svg:height="0.975cm" svg:x="0.702cm" svg:y="1.801cm">
          <draw:text-box>
            <text:p><text:span text:style-name="T10">B.h</text:span></text:p>
          </draw:text-box>
        </draw:frame>
        <draw:frame draw:style-name="gr28" draw:text-style-name="P1" draw:layer="layout" svg:width="7.36cm" svg:height="4.595cm" svg:x="11.503cm" svg:y="2.601cm">
          <draw:text-box>
            <text:p><text:span text:style-name="T16">#include "B.h"</text:span></text:p>
            <text:p><text:span text:style-name="T7">class D : public B</text:span></text:p>
            <text:p><text:span text:style-name="T7">{</text:span></text:p>
            <text:p><text:span text:style-name="T7"><text:s text:c="2"/></text:span><text:span text:style-name="T7">public:</text:span></text:p>
            <text:p><text:span text:style-name="T7"><text:s text:c="2"/></text:span><text:span text:style-name="T7">void foo(void);</text:span></text:p>
            <text:p><text:span text:style-name="T7">};</text:span></text:p>
          </draw:text-box>
        </draw:frame>
        <draw:frame draw:style-name="gr29" draw:text-style-name="P1" draw:layer="layout" svg:width="22.122cm" svg:height="1.204cm" svg:x="3.501cm" svg:y="19.201cm">
          <draw:text-box>
            <text:p><text:span text:style-name="T18"/></text:p>
            <text:p><text:span text:style-name="T8">We do not need to know </text:span><text:span text:style-name="T8">anything about the </text:span><text:span text:style-name="T8">implementation of the base </text:span><text:span text:style-name="T8">class</text:span></text:p>
          </draw:text-box>
        </draw:frame>
        <draw:frame draw:style-name="gr8" draw:text-style-name="P1" draw:layer="layout" svg:width="5.836cm" svg:height="6.767cm" svg:x="21.303cm" svg:y="2.703cm">
          <draw:text-box>
            <text:p><text:span text:style-name="T16">#include "D.h"</text:span></text:p>
            <text:p><text:span text:style-name="T7">int main()</text:span></text:p>
            <text:p><text:span text:style-name="T7">{</text:span></text:p>
            <text:p><text:span text:style-name="T7"><text:s text:c="2"/></text:span><text:span text:style-name="T7">D x;</text:span></text:p>
            <text:p><text:span text:style-name="T7"><text:s text:c="2"/></text:span><text:span text:style-name="T7">x.func1(5);</text:span></text:p>
            <text:p><text:span text:style-name="T7"><text:s text:c="2"/></text:span><text:span text:style-name="T7">x.func2();</text:span></text:p>
            <text:p><text:span text:style-name="T7"><text:s text:c="2"/></text:span><text:span text:style-name="T7">...</text:span></text:p>
            <text:p><text:span text:style-name="T7"><text:s text:c="2"/></text:span><text:span text:style-name="T7">x.foo();</text:span></text:p>
            <text:p><text:span text:style-name="T7">};</text:span></text:p>
          </draw:text-box>
        </draw:frame>
        <draw:frame draw:style-name="gr30" draw:text-style-name="P1" draw:layer="layout" svg:width="8.067cm" svg:height="1.673cm" svg:x="11.2cm" svg:y="0.2cm">
          <draw:text-box>
            <text:p><text:span text:style-name="T3">We may define our class D</text:span></text:p>
            <text:p><text:span text:style-name="T3">as follows</text:span></text:p>
          </draw:text-box>
        </draw:frame>
        <draw:frame draw:style-name="gr6" draw:text-style-name="P3" draw:layer="layout" svg:width="1.645cm" svg:height="0.975cm" svg:x="11.203cm" svg:y="1.802cm">
          <draw:text-box>
            <text:p><text:span text:style-name="T10">D.h</text:span></text:p>
          </draw:text-box>
        </draw:frame>
        <draw:frame draw:style-name="gr31" draw:text-style-name="P9" draw:layer="layout" svg:width="7.363cm" svg:height="1.699cm" svg:x="11.337cm" svg:y="10.234cm">
          <draw:text-box>
            <text:p><text:span text:style-name="T7">void B::foo(void)</text:span></text:p>
            <text:p><text:span text:style-name="T7">{ cout&lt;&lt;"hello"; }</text:span></text:p>
          </draw:text-box>
        </draw:frame>
        <draw:frame draw:style-name="gr32" draw:text-style-name="P1" draw:layer="layout" svg:width="6.725cm" svg:height="1.673cm" svg:x="11.201cm" svg:y="7.701cm">
          <draw:text-box>
            <text:p><text:span text:style-name="T3">We need to define our</text:span></text:p>
            <text:p><text:span text:style-name="T3">own member foo()</text:span></text:p>
          </draw:text-box>
        </draw:frame>
        <draw:frame draw:style-name="gr33" draw:text-style-name="P3" draw:layer="layout" svg:width="2.407cm" svg:height="0.975cm" svg:x="11.204cm" svg:y="9.303cm">
          <draw:text-box>
            <text:p><text:span text:style-name="T10">D.cpp</text:span></text:p>
          </draw:text-box>
        </draw:frame>
        <draw:frame draw:style-name="gr34" draw:text-style-name="P1" draw:layer="layout" svg:width="6.031cm" svg:height="1.673cm" svg:x="21.2cm" svg:y="0.2cm">
          <draw:text-box>
            <text:p><text:span text:style-name="T3">Finally we can use</text:span></text:p>
            <text:p><text:span text:style-name="T3">class D as intended</text:span></text:p>
          </draw:text-box>
        </draw:frame>
        <draw:custom-shape draw:style-name="gr35" draw:text-style-name="P4" draw:layer="layout" svg:width="9.2cm" svg:height="1cm" svg:x="10.6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5cm" svg:height="1.5cm" svg:x="7cm" svg:y="12.6cm">
          <text:p text:style-name="P5"><text:span text:style-name="T3">Sy</text:span><text:span text:style-name="T3">nt</text:span><text:span text:style-name="T3">ax </text:span><text:span text:style-name="T3">for</text:span></text:p>
          <text:p text:style-name="P5"><text:span text:style-name="T3">pu</text:span><text:span text:style-name="T3">bli</text:span><text:span text:style-name="T3">c </text:span><text:span text:style-name="T3">inh</text:span><text:span text:style-name="T3">eri</text:span><text:span text:style-name="T3">ta</text:span><text:span text:style-name="T3">nc</text:span><text:span text:style-name="T3">e</text:span></text:p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9.4cm" svg:y1="12.6cm" svg:x2="11cm" svg:y2="4cm">
          <text:p/>
        </draw:line>
        <draw:frame draw:style-name="gr37" draw:text-style-name="P1" draw:layer="layout" svg:width="26.012cm" svg:height="0.962cm" svg:x="1.6cm" svg:y="14.596cm">
          <draw:text-box>
            <text:p><text:span text:style-name="T3">Public members (both data and </text:span><text:span text:style-name="T3">function) of B <text:s/>automatically </text:span><text:span text:style-name="T3">becomes public members of D</text:span></text:p>
          </draw:text-box>
        </draw:frame>
        <draw:line draw:style-name="gr36" draw:text-style-name="P4" draw:layer="layout" svg:x1="22.8cm" svg:y1="14.596cm" svg:x2="16.8cm" svg:y2="4cm">
          <text:p/>
        </draw:line>
        <draw:frame draw:style-name="gr38" draw:text-style-name="P10" draw:layer="layout" svg:width="12.529cm" svg:height="0.962cm" svg:x="8.293cm" svg:y="15.9cm">
          <draw:text-box>
            <text:p><text:span text:style-name="T12">Private members of B are </text:span><text:span text:style-name="T12">NOT inheri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9" draw:text-style-name="P1" draw:layer="layout" svg:width="24.426cm" svg:height="6.331cm" svg:x="2.084cm" svg:y="5.4cm">
          <draw:text-box>
            <text:p><text:span text:style-name="T3">To derive a class &lt;der&gt; from a base class &lt;base&gt; </text:span><text:span text:style-name="T3">we may use the syntax</text:span></text:p>
            <text:p><text:span text:style-name="T9"/></text:p>
            <text:p><text:span text:style-name="T19">class</text:span><text:span text:style-name="T20"> </text:span><text:span text:style-name="T14">&lt;der&gt;</text:span><text:span text:style-name="T20"> : </text:span><text:span text:style-name="T19">public</text:span><text:span text:style-name="T20"> </text:span><text:span text:style-name="T14">&lt;base&gt;</text:span></text:p>
            <text:p><text:span text:style-name="T21">{</text:span></text:p>
            <text:p><text:span text:style-name="T21"><text:s text:c="2"/></text:span><text:span text:style-name="T21">....</text:span></text:p>
            <text:p><text:span text:style-name="T21"><text:s text:c="2"/></text:span><text:span text:style-name="T21">....</text:span></text:p>
            <text:p><text:span text:style-name="T21">};</text:span></text:p>
            <text:p><text:span text:style-name="T21"/></text:p>
            <text:p><text:span text:style-name="T22">All the </text:span><text:span text:style-name="T23">public members of base class</text:span><text:span text:style-name="T22"> become </text:span><text:span text:style-name="T23">public members of derived class</text:span><text:span text:style-name="T22">.</text:span></text:p>
          </draw:text-box>
        </draw:frame>
        <draw:frame draw:style-name="gr40" draw:text-style-name="P1" draw:layer="layout" svg:width="24.629cm" svg:height="6.331cm" svg:x="1.985cm" svg:y="13.968cm">
          <draw:text-box>
            <text:p><text:span text:style-name="T3">To derive a class &lt;der&gt; </text:span><text:span text:style-name="T3">from a base class &lt;base&gt; </text:span><text:span text:style-name="T3">we may use the syntax</text:span></text:p>
            <text:p><text:span text:style-name="T9"/></text:p>
            <text:p><text:span text:style-name="T19">class</text:span><text:span text:style-name="T20"> </text:span><text:span text:style-name="T14">&lt;der&gt;</text:span><text:span text:style-name="T20"> : </text:span><text:span text:style-name="T19">private</text:span><text:span text:style-name="T20"> </text:span><text:span text:style-name="T14">&lt;base&gt;</text:span></text:p>
            <text:p><text:span text:style-name="T21">{</text:span></text:p>
            <text:p><text:span text:style-name="T21"><text:s text:c="2"/></text:span><text:span text:style-name="T21">....</text:span></text:p>
            <text:p><text:span text:style-name="T21"><text:s text:c="2"/></text:span><text:span text:style-name="T21">....</text:span></text:p>
            <text:p><text:span text:style-name="T21">};</text:span></text:p>
            <text:p><text:span text:style-name="T21"/></text:p>
            <text:p><text:span text:style-name="T12">All the </text:span><text:span text:style-name="T4">public members </text:span><text:span text:style-name="T4">of base class</text:span><text:span text:style-name="T12"> become </text:span><text:span text:style-name="T4">private members of </text:span><text:span text:style-name="T4">derived class</text:span><text:span text:style-name="T12">.</text:span></text:p>
          </draw:text-box>
        </draw:frame>
        <draw:frame draw:style-name="gr41" draw:text-style-name="P1" draw:layer="layout" svg:width="0.502cm" svg:height="1.915cm" svg:x="1.901cm" svg:y="19.2cm">
          <draw:text-box>
            <text:p><text:span text:style-name="T12"/></text:p>
            <text:p><text:span text:style-name="T9"/></text:p>
            <text:p><text:span text:style-name="T3"/></text:p>
          </draw:text-box>
        </draw:frame>
        <draw:frame draw:style-name="gr42" draw:text-style-name="P1" draw:layer="layout" svg:width="25.314cm" svg:height="2.868cm" svg:x="1.7cm" svg:y="0.6cm">
          <draw:text-box>
            <text:p><text:span text:style-name="T3">In </text:span><text:span text:style-name="T3">C+</text:span><text:span text:style-name="T3">+ </text:span><text:span text:style-name="T3">we </text:span><text:span text:style-name="T3">hav</text:span><text:span text:style-name="T3">e 3 </text:span><text:span text:style-name="T3">kin</text:span><text:span text:style-name="T3">ds </text:span><text:span text:style-name="T3">of </text:span><text:span text:style-name="T3">inh</text:span><text:span text:style-name="T3">erit</text:span><text:span text:style-name="T3">anc</text:span><text:span text:style-name="T3">e - </text:span><text:span text:style-name="T3">pub</text:span><text:span text:style-name="T3">lic, </text:span><text:span text:style-name="T3">priv</text:span><text:span text:style-name="T3">ate </text:span><text:span text:style-name="T3">and </text:span><text:span text:style-name="T3">prot</text:span><text:span text:style-name="T3">ect</text:span><text:span text:style-name="T3">ed. </text:span><text:span text:style-name="T3">For </text:span><text:span text:style-name="T3">all </text:span><text:span text:style-name="T3">the</text:span><text:span text:style-name="T3">se </text:span><text:span text:style-name="T3">kin</text:span><text:span text:style-name="T3">ds,</text:span></text:p>
            <text:p><text:span text:style-name="T9"/></text:p>
            <text:p><text:span text:style-name="T12">Pri</text:span><text:span text:style-name="T12">vat</text:span><text:span text:style-name="T12">e </text:span><text:span text:style-name="T12">me</text:span><text:span text:style-name="T12">mb</text:span><text:span text:style-name="T12">ers </text:span><text:span text:style-name="T12">of </text:span><text:span text:style-name="T12">bas</text:span><text:span text:style-name="T12">e </text:span><text:span text:style-name="T12">cla</text:span><text:span text:style-name="T12">ss </text:span><text:span text:style-name="T12">are </text:span><text:span text:style-name="T12">nev</text:span><text:span text:style-name="T12">er </text:span><text:span text:style-name="T12">inh</text:span><text:span text:style-name="T12">erit</text:span><text:span text:style-name="T12">ed</text:span><text:span text:style-name="T3">.</text:span></text:p>
            <text:p><text:span text:style-name="T9"/></text:p>
            <text:p><text:span text:style-name="T3">We </text:span><text:span text:style-name="T3">ma</text:span><text:span text:style-name="T3">y </text:span><text:span text:style-name="T3">add </text:span><text:span text:style-name="T3">ne</text:span><text:span text:style-name="T3">w </text:span><text:span text:style-name="T3">dat</text:span><text:span text:style-name="T3">a </text:span><text:span text:style-name="T3">me</text:span><text:span text:style-name="T3">mb</text:span><text:span text:style-name="T3">ers </text:span><text:span text:style-name="T3">or </text:span><text:span text:style-name="T3">me</text:span><text:span text:style-name="T3">mb</text:span><text:span text:style-name="T3">er </text:span><text:span text:style-name="T3">fun</text:span><text:span text:style-name="T3">ctio</text:span><text:span text:style-name="T3">ns </text:span><text:span text:style-name="T3">to </text:span><text:span text:style-name="T3">the </text:span><text:span text:style-name="T3">deri</text:span><text:span text:style-name="T3">ved </text:span><text:span text:style-name="T3">clas</text:span><text:span text:style-name="T3">s</text:span></text:p>
          </draw:text-box>
        </draw:frame>
        <draw:frame draw:style-name="gr43" draw:text-style-name="P1" draw:layer="layout" svg:width="5.535cm" svg:height="0.962cm" svg:x="1.8cm" svg:y="4.5cm">
          <draw:text-box>
            <text:p><text:span text:style-name="T3">Public Inheritance</text:span></text:p>
          </draw:text-box>
        </draw:frame>
        <draw:frame draw:style-name="gr44" draw:text-style-name="P1" draw:layer="layout" svg:width="5.785cm" svg:height="0.962cm" svg:x="1.801cm" svg:y="13.1cm">
          <draw:text-box>
            <text:p><text:span text:style-name="T3">Private Inheri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13:53:05.263908682</meta:creation-date>
    <dc:date>2019-01-31T14:03:43.881581232</dc:date>
    <meta:editing-duration>PT12H31M10S</meta:editing-duration>
    <meta:editing-cycles>20</meta:editing-cycles>
    <meta:generator>LibreOffice/6.0.6.2$Linux_X86_64 LibreOffice_project/00m0$Build-2</meta:generator>
    <meta:document-statistic meta:object-count="119"/>
  </office:meta>
</office:document-meta>
</file>